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7be6" officeooo:paragraph-rsid="00087be6"/>
    </style:style>
    <style:style style:name="P2" style:family="paragraph" style:parent-style-name="Standard">
      <style:text-properties officeooo:rsid="0009e86e" officeooo:paragraph-rsid="0009e86e"/>
    </style:style>
    <style:style style:name="P3" style:family="paragraph" style:parent-style-name="Standard">
      <style:text-properties officeooo:rsid="000abbcb" officeooo:paragraph-rsid="000abbcb"/>
    </style:style>
    <style:style style:name="T1" style:family="text">
      <style:text-properties officeooo:rsid="0009e86e"/>
    </style:style>
    <style:style style:name="T2" style:family="text">
      <style:text-properties officeooo:rsid="000abb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let, tiolet , <text:span text:style-name="T1">toliet</text:span>– toilet</text:p>
      <text:p text:style-name="P1">a/c – air condition</text:p>
      <text:p text:style-name="P1">“ <text:s/>ac “ - <text:span text:style-name="T2">air condition</text:span></text:p>
      <text:p text:style-name="P3">[0-9][a-z][A-Z]</text:p>
      <text:p text:style-name="P2">sprkinler – sprinkler</text:p>
      <text:p text:style-name="P2">vlve – valv</text:p>
      <text:p text:style-name="P2">bathro, bathroom- bath room</text:p>
      <text:p text:style-name="P2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2:32:42.707953538</meta:creation-date>
    <dc:date>2016-02-20T23:59:13.059760988</dc:date>
    <meta:editing-duration>PT2H55M56S</meta:editing-duration>
    <meta:editing-cycles>1</meta:editing-cycles>
    <meta:document-statistic meta:table-count="0" meta:image-count="0" meta:object-count="0" meta:page-count="1" meta:paragraph-count="8" meta:word-count="23" meta:character-count="147" meta:non-whitespace-character-count="126"/>
    <meta:generator>LibreOffice/4.2.8.2$Linux_X86_64 LibreOffice_project/420m0$Build-2</meta:generator>
  </office:meta>
</office:document-meta>
</file>